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39f5" officeooo:paragraph-rsid="001839f5"/>
    </style:style>
    <style:style style:name="P2" style:family="paragraph" style:parent-style-name="Standard">
      <style:text-properties fo:font-size="14pt" officeooo:rsid="001839f5" officeooo:paragraph-rsid="001839f5"/>
    </style:style>
    <style:style style:name="P3" style:family="paragraph" style:parent-style-name="Standard">
      <style:text-properties fo:font-size="14pt" officeooo:rsid="001b2e9b" officeooo:paragraph-rsid="001b2e9b"/>
    </style:style>
    <style:style style:name="P4" style:family="paragraph" style:parent-style-name="Standard">
      <style:text-properties fo:font-size="14pt" officeooo:rsid="001b8ffe" officeooo:paragraph-rsid="001b8ffe"/>
    </style:style>
    <style:style style:name="P5" style:family="paragraph" style:parent-style-name="Standard">
      <style:text-properties fo:font-size="14pt" officeooo:rsid="001e534f" officeooo:paragraph-rsid="001f11f8"/>
    </style:style>
    <style:style style:name="P6" style:family="paragraph" style:parent-style-name="Standard">
      <style:text-properties fo:font-size="14pt" officeooo:rsid="001f11f8" officeooo:paragraph-rsid="001f11f8"/>
    </style:style>
    <style:style style:name="P7" style:family="paragraph" style:parent-style-name="Standard">
      <style:text-properties fo:font-size="14pt" officeooo:rsid="002d2b1a" officeooo:paragraph-rsid="002d2b1a"/>
    </style:style>
    <style:style style:name="P8" style:family="paragraph" style:parent-style-name="Standard" style:list-style-name="L1">
      <style:text-properties officeooo:paragraph-rsid="001839f5"/>
    </style:style>
    <style:style style:name="P9" style:family="paragraph" style:parent-style-name="Standard" style:list-style-name="L2">
      <style:text-properties officeooo:paragraph-rsid="001a1d1f"/>
    </style:style>
    <style:style style:name="P10" style:family="paragraph" style:parent-style-name="Standard" style:list-style-name="L3">
      <style:text-properties officeooo:paragraph-rsid="001b2e9b"/>
    </style:style>
    <style:style style:name="P11" style:family="paragraph" style:parent-style-name="Standard" style:list-style-name="L3">
      <style:text-properties officeooo:paragraph-rsid="001b8ffe"/>
    </style:style>
    <style:style style:name="P12" style:family="paragraph" style:parent-style-name="Standard" style:list-style-name="L3">
      <style:text-properties officeooo:paragraph-rsid="001d6811"/>
    </style:style>
    <style:style style:name="P13" style:family="paragraph" style:parent-style-name="Standard" style:list-style-name="L3">
      <style:text-properties fo:font-size="14pt" officeooo:rsid="001d6811" officeooo:paragraph-rsid="001d6811"/>
    </style:style>
    <style:style style:name="P14" style:family="paragraph" style:parent-style-name="Standard" style:list-style-name="L3">
      <style:text-properties fo:font-size="14pt" officeooo:rsid="001e534f" officeooo:paragraph-rsid="001f11f8"/>
    </style:style>
    <style:style style:name="P15" style:family="paragraph" style:parent-style-name="Standard" style:list-style-name="L3">
      <style:text-properties fo:font-size="14pt" officeooo:rsid="001f11f8" officeooo:paragraph-rsid="001f11f8"/>
    </style:style>
    <style:style style:name="T1" style:family="text">
      <style:text-properties fo:font-size="16pt"/>
    </style:style>
    <style:style style:name="T2" style:family="text">
      <style:text-properties fo:font-size="14pt" officeooo:rsid="001a1d1f"/>
    </style:style>
    <style:style style:name="T3" style:family="text">
      <style:text-properties fo:font-size="14pt" officeooo:rsid="001a9f02"/>
    </style:style>
    <style:style style:name="T4" style:family="text">
      <style:text-properties fo:font-size="14pt" officeooo:rsid="001d6811"/>
    </style:style>
    <style:style style:name="T5" style:family="text">
      <style:text-properties fo:font-size="14pt" officeooo:rsid="001e534f"/>
    </style:style>
    <style:style style:name="T6" style:family="text">
      <style:text-properties fo:font-size="14pt" officeooo:rsid="001839f5"/>
    </style:style>
    <style:style style:name="T7" style:family="text">
      <style:text-properties fo:font-size="14pt" officeooo:rsid="00207536"/>
    </style:style>
    <style:style style:name="T8" style:family="text">
      <style:text-properties fo:font-size="14pt" officeooo:rsid="0022c5b3"/>
    </style:style>
    <style:style style:name="T9" style:family="text">
      <style:text-properties fo:font-size="14pt" officeooo:rsid="001b8ffe"/>
    </style:style>
    <style:style style:name="T10" style:family="text">
      <style:text-properties fo:font-size="14pt" officeooo:rsid="001bbcc5"/>
    </style:style>
    <style:style style:name="T11" style:family="text">
      <style:text-properties fo:font-size="14pt" officeooo:rsid="0026bfe8"/>
    </style:style>
    <style:style style:name="T12" style:family="text">
      <style:text-properties fo:font-size="14pt" officeooo:rsid="0028767e"/>
    </style:style>
    <style:style style:name="T13" style:family="text">
      <style:text-properties fo:font-size="14pt" officeooo:rsid="00249464"/>
    </style:style>
    <style:style style:name="T14" style:family="text">
      <style:text-properties fo:font-size="14pt" officeooo:rsid="001b2e9b"/>
    </style:style>
    <style:style style:name="T15" style:family="text">
      <style:text-properties fo:font-size="14pt" officeooo:rsid="0023c7ff"/>
    </style:style>
    <style:style style:name="T16" style:family="text">
      <style:text-properties fo:font-size="14pt" officeooo:rsid="00230952"/>
    </style:style>
    <style:style style:name="T17" style:family="text">
      <style:text-properties fo:font-size="14pt" officeooo:rsid="002d2b1a"/>
    </style:style>
    <style:style style:name="T18" style:family="text">
      <style:text-properties officeooo:rsid="0020d3c3"/>
    </style:style>
    <style:style style:name="T19" style:family="text">
      <style:text-properties officeooo:rsid="0021a102"/>
    </style:style>
    <style:style style:name="T20" style:family="text">
      <style:text-properties officeooo:rsid="002cb21b"/>
    </style:style>
    <style:style style:name="T21" style:family="text">
      <style:text-properties officeooo:rsid="002f0ee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<text:span text:style-name="T1">Relatório T2 Hashing</text:span></text:p>
      <text:p text:style-name="P1"/>
      <text:p text:style-name="P2">Estruturas: </text:p>
      <text:list xml:id="list3238799528" text:style-name="L1">
        <text:list-item>
          <text:p text:style-name="P8"><text:span text:style-name="T6">Slot </text:span><text:span text:style-name="T3">(tSlot)</text:span><text:span text:style-name="T6">: Cada slot armazena: uma chave, a tabela a que está associado e sua posição nela, e um </text:span><text:span text:style-name="T7">sinal de removido, que pode ser TRUE ou FALSE.</text:span></text:p>
        </text:list-item>
      </text:list>
      <text:p text:style-name="P2"/>
      <text:list xml:id="list2596237538" text:style-name="L2">
        <text:list-item>
          <text:p text:style-name="P9"><text:span text:style-name="T2">Tabelas </text:span><text:span text:style-name="T3">(tTabHash)</text:span><text:span text:style-name="T2">: Dentro desta estrutura estão as tabelas hash, cada uma um vetor de ponteiros para slots, </text:span><text:span text:style-name="T8">com m=11 posições</text:span></text:p>
        </text:list-item>
      </text:list>
      <text:p text:style-name="P1"/>
      <text:p text:style-name="P3">Funções:</text:p>
      <text:list xml:id="list1308138539" text:style-name="L3">
        <text:list-item>
          <text:p text:style-name="P10"><text:span text:style-name="T14">Busca</text:span><text:span text:style-name="T10">(T, k)</text:span><text:span text:style-name="T14">: Aplica a primeira função hash </text:span><text:span text:style-name="T15">e</text:span><text:span text:style-name="T14"> caso a posição esteja nula, retorna -</text:span><text:span text:style-name="T16">1</text:span><text:span text:style-name="T14">, caso esteja com</text:span><text:span text:style-name="T17"> a chave buscada,</text:span><text:span text:style-name="T14"> retorna a posição del</text:span><text:span text:style-name="T17">a </text:span><text:span text:style-name="T14">e caso aquela posição tenha sido removida ou a chave naquela posição é diferente da chave buscada, aplica a segunda função hash e retorna a posição na segunda tabela.</text:span></text:p>
        </text:list-item>
      </text:list>
      <text:p text:style-name="P3"/>
      <text:list xml:id="list102323899391879" text:continue-numbering="true" text:style-name="L3">
        <text:list-item>
          <text:p text:style-name="P11"><text:span text:style-name="T9">Inserção</text:span><text:span text:style-name="T10">(T, k)</text:span><text:span text:style-name="T9">: </text:span><text:span text:style-name="T10">Aplica a primeira função hash, caso o slot esteja vazio(NULL) então cria um novo com a chave k na posição dada pela função. Caso esteja ocupado mas não foi removido, então aplica a segunda função hash na chave antiga e </text:span><text:span text:style-name="T11">caso o slot esteja vazio, a</text:span><text:span text:style-name="T10"> copia para a tabela 2 e insere a nova chave na tabela 1. Caso esteja </text:span><text:span text:style-name="T12">marcado como </text:span><text:span text:style-name="T10">removido, apenas sobrescreve a chave e tira a marcação. </text:span><text:span text:style-name="T13">Retorna a posição onde foi incluída a chave ou -1, caso a tabela esteja cheia.</text:span></text:p>
        </text:list-item>
      </text:list>
      <text:p text:style-name="P4"/>
      <text:list xml:id="list102324087650939" text:continue-numbering="true" text:style-name="L3">
        <text:list-item>
          <text:p text:style-name="P13">Remoção(T, k): Caso o valor esteja na tabela 2, apenas deleta o slot. Caso esteja na tabela 1, apenas marca o slot como removido, sem o remover de fato, visto que a busca pode precisar encontrar este valor para chegar na tabela 2. <text:span text:style-name="T20">Retorna 0 caso tenha removido com sucesso ou 1 caso não tenha achado a chave.</text:span></text:p>
          <text:p text:style-name="P13"/>
        </text:list-item>
        <text:list-item>
          <text:p text:style-name="P12"><text:span text:style-name="T4">Imprime Tabela(T): Para imprimir os valores das duas tabelas em ordem crescente, cada slot é adicionado </text:span><text:span text:style-name="T5">em</text:span><text:span text:style-name="T4"> um vetor ordenado pelas chaves, </text:span><text:span text:style-name="T5">e depois este vetor impresso com os seguintes dados: chave, tabela, posição na tabela.</text:span></text:p>
          <text:list>
            <text:list-item>
              <text:p text:style-name="P14">Insere Ordenado: varre o vetor do final até o início, comparando as chaves e abrindo espaço, parecido com o insertion sort.</text:p>
            </text:list-item>
          </text:list>
        </text:list-item>
      </text:list>
      <text:p text:style-name="P5"/>
      <text:list xml:id="list102324577022759" text:continue-numbering="true" text:style-name="L3">
        <text:list-item>
          <text:p text:style-name="P15">Destrói Tabela(T): Desaloca todos os slots nas duas tabelas, dando free nos ponteiros diferentes de NULL, <text:span text:style-name="T18">mas </text:span>a estrutura que guarda as Tabelas <text:span text:style-name="T19">(tTabHash) é estática, pois é formada por dois vetores, então não precisa ser desalocada</text:span></text:p>
        </text:list-item>
      </text:list>
      <text:p text:style-name="P6"/>
      <text:p text:style-name="P7">Programa Princinpal:</text:p>
      <text:p text:style-name="P7"><text:tab/>Declara uma tabela T, um char c e um inteiro k. Lê um char e um inteiro até o fim da stream de dados, caso o char seja “i”, inclui a chave k e caso seja “r” remove a chave k. Após o fim da stream, imprime a Tabela e depois a destr<text:span text:style-name="T21">ó</text:span>i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794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7T16:53:12.951321349</meta:creation-date>
    <dc:date>2022-04-13T10:22:12.323189613</dc:date>
    <meta:editing-duration>PT1H58S</meta:editing-duration>
    <meta:editing-cycles>27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412" meta:character-count="2255" meta:non-whitespace-character-count="1857"/>
  </office:meta>
</office:document-meta>
</file>